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  <text:list-style style:name="L14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text:list-style style:name="L16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  <text:list-style style:name="L18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15.00%" fo:text-align="left" fo:margin-bottom="10.00pt"/>
    </style:style>
    <text:list-style style:name="L20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15.00%" fo:text-align="left" fo:margin-bottom="10.00pt"/>
    </style:style>
    <text:list-style style:name="L2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15.00%" fo:text-align="left" fo:margin-bottom="10.00pt"/>
    </style:style>
    <text:list-style style:name="L24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15.00%" fo:text-align="left" fo:margin-bottom="10.00pt"/>
    </style:style>
    <text:list-style style:name="L26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6" style:family="paragraph">
      <style:paragraph-properties fo:line-height="115.00%" fo:text-align="left" fo:margin-bottom="10.00pt"/>
    </style:style>
    <style:style style:name="P27" style:family="paragraph">
      <style:paragraph-properties fo:line-height="115.00%" fo:text-align="left" fo:margin-bottom="10.00pt"/>
    </style:style>
    <text:list-style style:name="L28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8" style:family="paragraph">
      <style:paragraph-properties fo:line-height="115.00%" fo:text-align="left" fo:margin-bottom="10.00pt"/>
    </style:style>
    <style:style style:name="P2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28"/>Trigram Language Model </text:span></text:p>
      <text:p text:style-name="P1"><text:span text:style-name="T2"/></text:p>
      <text:p text:style-name="P1"><text:span text:style-name="T3">Overview</text:span></text:p>
      <text:p text:style-name="P1"><text:span text:style-name="T4">This document outlines the key design decisions made in implementing an optimized trigram language model with focus on time/space complexity and code efficiency.</text:span></text:p>
      <text:p text:style-name="P1"><text:span text:style-name="T4"/></text:p>
      <text:p text:style-name="P1"><text:span text:style-name="T5">Core Design Decisions</text:span></text:p>
      <text:p text:style-name="P1"><text:span text:style-name="T6">1. Data Structure Selection</text:span></text:p>
      <text:p text:style-name="P1"><text:span text:style-name="T7">python</text:span><text:span text:style-name="T8"/></text:p>
      <text:p text:style-name="P1"><text:span text:style-name="T8">self.trigram_counts = defaultdict(Counter)<text:s text:c="2"/># {(w1, w2): {w3: count}}</text:span></text:p>
      <text:p text:style-name="P1"><text:span text:style-name="T8">self.context_totals = defaultdict(int)<text:s text:c="7"/># {(w1, w2): total}</text:span></text:p>
      <text:p text:style-name="P1"><text:span text:style-name="T8"/></text:p>
      <text:p text:style-name="P1"><text:span text:style-name="T8">Rationale</text:span></text:p>
      <text:list text:style-name="L2">
        <text:list-item>
          <text:p text:style-name="P2"><text:span text:style-name="T8">- Time Complexity: O(1) average case for insertions and lookups</text:span></text:p>
        </text:list-item>
        <text:list-item>
          <text:p text:style-name="P2"><text:span text:style-name="T8">- Space Efficiency: Only stores observed trigrams (no sparse matrix)</text:span></text:p>
        </text:list-item>
        <text:list-item>
          <text:p text:style-name="P2"><text:span text:style-name="T8">- Memory Overhead: Counter provides efficient count updates</text:span></text:p>
        </text:list-item>
        <text:list-item>
          <text:p text:style-name="P2"><text:span text:style-name="T8">- Alternative Considered: Nested regular dicts require explicit key checking, adding overhead</text:span></text:p>
        </text:list-item>
      </text:list>
      <text:p text:style-name="P3"><text:span text:style-name="T8">Impact: For a typical book (~100K words), this reduces memory from O(V³) where V is vocabulary size to O(T) where T is unique trigrams (~10-50K), achieving ~99% space reduction.</text:span></text:p>
      <text:p text:style-name="P3"><text:span text:style-name="T8"/></text:p>
      <text:p text:style-name="P3"><text:span text:style-name="T9">2. Vocabulary Management</text:span><text:span text:style-name="T10"/></text:p>
      <text:p text:style-name="P3"><text:span text:style-name="T10"><text:s/>Frequency-based vocabulary with UNK token</text:span></text:p>
      <text:p text:style-name="P3"><text:span text:style-name="T11">python</text:span></text:p>
      <text:p text:style-name="P3"><text:span text:style-name="T12">self.min_word_freq = 2</text:span></text:p>
      <text:p text:style-name="P3"><text:span text:style-name="T12">self.vocab = {word for word, count in word_freq.items() if count &gt;= min_word_freq}</text:span></text:p>
      <text:p text:style-name="P3"><text:span text:style-name="T12">Rationale:</text:span></text:p>
      <text:list text:style-name="L4">
        <text:list-item>
          <text:p text:style-name="P4"><text:span text:style-name="T12"><text:s/>Reduces Sparsity: Rare words (appearing once) are replaced with `&lt;UNK&gt;`</text:span></text:p>
        </text:list-item>
        <text:list-item>
          <text:p text:style-name="P4"><text:span text:style-name="T12"><text:s/>Generalizes Better:Model learns patterns for unknown words</text:span></text:p>
        </text:list-item>
        <text:list-item>
          <text:p text:style-name="P4"><text:span text:style-name="T12"><text:s/>Space Savings:Typical vocabulary reduction of 30-50%</text:span></text:p>
        </text:list-item>
        <text:list-item>
          <text:p text:style-name="P4"><text:span text:style-name="T12"><text:s/>Trade-off: Slight information loss vs. significant memory/performance gain</text:span><text:span text:style-name="T13"/></text:p>
        </text:list-item>
        <text:list-item>
          <text:p text:style-name="P4"><text:span text:style-name="T14">Metrics: For "Alice in Wonderland": ~5,000 unique words<text:s/></text:span><text:span text:style-name="T15">→</text:span><text:span text:style-name="T16"><text:s/>~2,500 vocabulary size</text:span></text:p>
        </text:list-item>
      </text:list>
      <text:p text:style-name="P5"><text:span text:style-name="T16"/></text:p>
      <text:p text:style-name="P5"><text:span text:style-name="T17">3. Probabilistic Sampling Algorithm</text:span></text:p>
      <text:p text:style-name="P5"><text:span text:style-name="T18"><text:s/>Cumulative distribution with binary search</text:span></text:p>
      <text:p text:style-name="P5"><text:span text:style-name="T19">python</text:span></text:p>
      <text:p text:style-name="P5"><text:span text:style-name="T20">cumulative = []</text:span></text:p>
      <text:p text:style-name="P5"><text:span text:style-name="T20">for word in words:</text:span></text:p>
      <text:p text:style-name="P5"><text:span text:style-name="T20"><text:s text:c="4"/>cumsum += next_words[word] / total</text:span></text:p>
      <text:p text:style-name="P5"><text:span text:style-name="T20"><text:s text:c="4"/>cumulative.append(cumsum)</text:span></text:p>
      <text:p text:style-name="P5"><text:span text:style-name="T20">idx = bisect.bisect_left(cumulative, random.random())</text:span></text:p>
      <text:p text:style-name="P5"><text:span text:style-name="T20"/></text:p>
      <text:p text:style-name="P5"><text:span text:style-name="T20">Rationale:</text:span></text:p>
      <text:list text:style-name="L6">
        <text:list-item>
          <text:p text:style-name="P6"><text:span text:style-name="T20"><text:s/>Time Complexity:O(m log m) where m is next word candidates</text:span></text:p>
        </text:list-item>
        <text:list-item>
          <text:p text:style-name="P6"><text:span text:style-name="T20"><text:s/>Correct Sampling: Uses true probability distribution (not argmax)</text:span></text:p>
        </text:list-item>
        <text:list-item>
          <text:p text:style-name="P6"><text:span text:style-name="T20"><text:s/>Alternative Rejected:`random.choices()` is simpler but creates full distribution array</text:span></text:p>
        </text:list-item>
        <text:list-item>
          <text:p text:style-name="P6"><text:span text:style-name="T20"><text:s/>Performance: Binary search is faster for m &gt; 10 candidates</text:span></text:p>
        </text:list-item>
      </text:list>
      <text:p text:style-name="P7"><text:span text:style-name="T20"/></text:p>
      <text:p text:style-name="P7"><text:span text:style-name="T21"><text:s/>4. Text Preprocessing Pipeline</text:span></text:p>
      <text:p text:style-name="P7"><text:span text:style-name="T22"><text:s/>Multi-stage cleaning with regex</text:span></text:p>
      <text:list text:style-name="L8">
        <text:list-item>
          <text:p text:style-name="P8"><text:span text:style-name="T22"><text:s/>Lowercase normalization</text:span></text:p>
        </text:list-item>
        <text:list-item>
          <text:p text:style-name="P8"><text:span text:style-name="T22"><text:s/>Whitespace normalization</text:span></text:p>
        </text:list-item>
        <text:list-item>
          <text:p text:style-name="P8"><text:span text:style-name="T22"><text:s/>Selective punctuation retention</text:span></text:p>
        </text:list-item>
        <text:list-item>
          <text:p text:style-name="P8"><text:span text:style-name="T22"><text:s/>Sentence boundary detection</text:span></text:p>
        </text:list-item>
      </text:list>
      <text:p text:style-name="P9"><text:span text:style-name="T22"/></text:p>
      <text:p text:style-name="P9"><text:span text:style-name="T22">Rationale:</text:span></text:p>
      <text:list text:style-name="L10">
        <text:list-item>
          <text:p text:style-name="P10"><text:span text:style-name="T22">Balance: Preserves sentence structure while reducing noise</text:span></text:p>
        </text:list-item>
        <text:list-item>
          <text:p text:style-name="P10"><text:span text:style-name="T22">Efficiency:Single-pass regex operations are O(n)</text:span></text:p>
        </text:list-item>
        <text:list-item>
          <text:p text:style-name="P10"><text:span text:style-name="T22">Punctuation: Kept `.!?` for sentence boundaries, essential for START/END tokens</text:span></text:p>
        </text:list-item>
        <text:list-item>
          <text:p text:style-name="P10"><text:span text:style-name="T22">Trade-off: Loses some stylistic information for cleaner patterns</text:span></text:p>
        </text:list-item>
      </text:list>
      <text:p text:style-name="P11"><text:span text:style-name="T22"/></text:p>
      <text:p text:style-name="P11"><text:span text:style-name="T23">5. Padding Strategy</text:span></text:p>
      <text:p text:style-name="P11"><text:span text:style-name="T24"/></text:p>
      <text:p text:style-name="P11"><text:span text:style-name="T24"><text:s/>Double START tokens, END at sentence boundaries</text:span></text:p>
      <text:p text:style-name="P11"><text:span text:style-name="T25">python</text:span></text:p>
      <text:p text:style-name="P11"><text:span text:style-name="T26">[START, START, word1, word2, ..., wordN, END, START, START, ...]</text:span></text:p>
      <text:p text:style-name="P11"><text:span text:style-name="T26"/></text:p>
      <text:p text:style-name="P11"><text:span text:style-name="T26">Rationale:</text:span></text:p>
      <text:list text:style-name="L12">
        <text:list-item>
          <text:p text:style-name="P12"><text:span text:style-name="T26">Trigram Completeness: Ensures first word has valid (START, START, word1) trigram</text:span></text:p>
        </text:list-item>
        <text:list-item>
          <text:p text:style-name="P12"><text:span text:style-name="T26">Sentence Awareness: END/START pairs preserve sentence boundaries</text:span></text:p>
        </text:list-item>
        <text:list-item>
          <text:p text:style-name="P12"><text:span text:style-name="T26">Generation:Natural stopping condition when END is sampled</text:span></text:p>
        </text:list-item>
        <text:list-item>
          <text:p text:style-name="P12"><text:span text:style-name="T26">Standard Practice: Matches n-gram literature conventions</text:span></text:p>
        </text:list-item>
      </text:list>
      <text:p text:style-name="P13"><text:span text:style-name="T26"/></text:p>
      <text:p text:style-name="P13"><text:span text:style-name="T27">Complexity Analysis</text:span></text:p>
      <text:p text:style-name="P13"><text:span text:style-name="T28"/></text:p>
      <text:p text:style-name="P13"><text:span text:style-name="T29"><text:s/>Training (fit method)</text:span></text:p>
      <text:list text:style-name="L14">
        <text:list-item>
          <text:p text:style-name="P14"><text:span text:style-name="T30">Time: O(n) where n = word count</text:span></text:p>
        </text:list-item>
        <text:list-item>
          <text:p text:style-name="P14"><text:span text:style-name="T30"><text:s/>Cleaning: O(n)</text:span></text:p>
        </text:list-item>
        <text:list-item>
          <text:p text:style-name="P14"><text:span text:style-name="T30"><text:s/>Tokenization: O(n)</text:span></text:p>
        </text:list-item>
        <text:list-item>
          <text:p text:style-name="P14"><text:span text:style-name="T30"><text:s/>Trigram counting: O(n) with O(1) dict operations</text:span></text:p>
        </text:list-item>
        <text:list-item>
          <text:p text:style-name="P14"><text:span text:style-name="T30"><text:s/>Space:O(T + V) where T = unique trigrams, V = vocabulary</text:span></text:p>
        </text:list-item>
        <text:list-item>
          <text:p text:style-name="P14"><text:span text:style-name="T30"><text:s/>Trigrams: ~10K-50K for typical book</text:span></text:p>
        </text:list-item>
        <text:list-item>
          <text:p text:style-name="P14"><text:span text:style-name="T30"><text:s/>Vocabulary: ~2K-5K words</text:span></text:p>
        </text:list-item>
      </text:list>
      <text:p text:style-name="P15"><text:span text:style-name="T30"/></text:p>
      <text:p text:style-name="P15"><text:span text:style-name="T31">Generation (generate method)</text:span></text:p>
      <text:list text:style-name="L16">
        <text:list-item>
          <text:p text:style-name="P16"><text:span text:style-name="T32">Time:O(k × m log m) where k = generation length, m = avg candidates</text:span></text:p>
        </text:list-item>
        <text:list-item>
          <text:p text:style-name="P16"><text:span text:style-name="T32">Per word: O(m log m) for sampling</text:span></text:p>
        </text:list-item>
        <text:list-item>
          <text:p text:style-name="P16"><text:span text:style-name="T32">Typical m: 5-20 words</text:span></text:p>
        </text:list-item>
        <text:list-item>
          <text:p text:style-name="P16"><text:span text:style-name="T32">Space: O(k) for generated sequence</text:span></text:p>
        </text:list-item>
      </text:list>
      <text:p text:style-name="P17"><text:span text:style-name="T32"/></text:p>
      <text:p text:style-name="P17"><text:span text:style-name="T33">Comparison with Alternatives</text:span></text:p>
      <text:p text:style-name="P17"><text:span text:style-name="T34"/></text:p>
      <text:p text:style-name="P17"><text:span text:style-name="T34">| Approach | Space | Time (train) | Time (generate) |</text:span></text:p>
      <text:p text:style-name="P17"><text:span text:style-name="T34">|----------|-------|--------------|-----------------|</text:span></text:p>
      <text:p text:style-name="P17"><text:span text:style-name="T34">| Our solution | O(T) | O(n) | O(k×m log m) |</text:span></text:p>
      <text:p text:style-name="P17"><text:span text:style-name="T34">| Full probability matrix | O(V³) | O(n+V³) | O(k) |</text:span></text:p>
      <text:p text:style-name="P17"><text:span text:style-name="T34">| Trie structure | O(T×L) | O(n×L) | O(k×L) |</text:span></text:p>
      <text:p text:style-name="P17"><text:span text:style-name="T34"/></text:p>
      <text:p text:style-name="P17"><text:span text:style-name="T34">Where L = average word length. Our solution provides best space efficiency.</text:span></text:p>
      <text:p text:style-name="P17"><text:span text:style-name="T34"/></text:p>
      <text:p text:style-name="P17"><text:span text:style-name="T35"><text:s/>Implementation Optimizations</text:span></text:p>
      <text:p text:style-name="P17"><text:span text:style-name="T36"/></text:p>
      <text:p text:style-name="P17"><text:span text:style-name="T36"><text:s/>1. Avoid Redundant Calculations</text:span></text:p>
      <text:list text:style-name="L18">
        <text:list-item>
          <text:p text:style-name="P18"><text:span text:style-name="T36"><text:s/>Pre-compute context totals during training</text:span></text:p>
        </text:list-item>
        <text:list-item>
          <text:p text:style-name="P18"><text:span text:style-name="T36"><text:s/>Reuse cumulative distributions where possible</text:span></text:p>
        </text:list-item>
      </text:list>
      <text:p text:style-name="P19"><text:span text:style-name="T36"/></text:p>
      <text:p text:style-name="P19"><text:span text:style-name="T36"><text:s/>2. Memory-Efficient Structures</text:span></text:p>
      <text:list text:style-name="L20">
        <text:list-item>
          <text:p text:style-name="P20"><text:span text:style-name="T36">Counter instead of dict for automatic zero-handling</text:span></text:p>
        </text:list-item>
        <text:list-item>
          <text:p text:style-name="P20"><text:span text:style-name="T36">Tuples for contexts (immutable, hashable, memory-efficient)</text:span></text:p>
        </text:list-item>
      </text:list>
      <text:p text:style-name="P21"><text:span text:style-name="T36"/></text:p>
      <text:p text:style-name="P21"><text:span text:style-name="T36">3. Early Termination</text:span></text:p>
      <text:list text:style-name="L22">
        <text:list-item>
          <text:p text:style-name="P22"><text:span text:style-name="T36"><text:s/>Stop generation at END token</text:span></text:p>
        </text:list-item>
        <text:list-item>
          <text:p text:style-name="P22"><text:span text:style-name="T36"><text:s/>Implement max_length safeguard</text:span></text:p>
        </text:list-item>
      </text:list>
      <text:p text:style-name="P23"><text:span text:style-name="T36"/></text:p>
      <text:p text:style-name="P23"><text:span text:style-name="T36"><text:s/>4. Batch Operations</text:span></text:p>
      <text:list text:style-name="L24">
        <text:list-item>
          <text:p text:style-name="P24"><text:span text:style-name="T36">Process entire text in single pass</text:span></text:p>
        </text:list-item>
        <text:list-item>
          <text:p text:style-name="P24"><text:span text:style-name="T36">Vectorized regex operations</text:span></text:p>
        </text:list-item>
      </text:list>
      <text:p text:style-name="P25"><text:span text:style-name="T36"/></text:p>
      <text:p text:style-name="P25"><text:span text:style-name="T37">Testing Strategy</text:span></text:p>
      <text:p text:style-name="P25"><text:span text:style-name="T38"><text:s/>Test coverage:</text:span></text:p>
      <text:list text:style-name="L26">
        <text:list-item>
          <text:p text:style-name="P26"><text:span text:style-name="T38">Unit tests for each method (15+ tests)</text:span></text:p>
        </text:list-item>
        <text:list-item>
          <text:p text:style-name="P26"><text:span text:style-name="T38">Edge cases (empty text, single word, unicode)</text:span></text:p>
        </text:list-item>
        <text:list-item>
          <text:p text:style-name="P26"><text:span text:style-name="T38">Integration tests (end-to-end training/generation)</text:span></text:p>
        </text:list-item>
        <text:list-item>
          <text:p text:style-name="P26"><text:span text:style-name="T38">Performance benchmarks</text:span></text:p>
        </text:list-item>
      </text:list>
      <text:p text:style-name="P27"><text:span text:style-name="T38"/></text:p>
      <text:p text:style-name="P27"><text:span text:style-name="T39">Key Test Insights:</text:span></text:p>
      <text:list text:style-name="L28">
        <text:list-item>
          <text:p text:style-name="P28"><text:span text:style-name="T40">Reproducibility verified with seed parameter</text:span></text:p>
        </text:list-item>
        <text:list-item>
          <text:p text:style-name="P28"><text:span text:style-name="T40">Generation variability confirmed without seed</text:span></text:p>
        </text:list-item>
        <text:list-item>
          <text:p text:style-name="P28"><text:span text:style-name="T40">Handles edge cases gracefully (no crashes)</text:span></text:p>
        </text:list-item>
      </text:list>
      <text:p text:style-name="P29"><text:span text:style-name="T40"/></text:p>
      <text:p text:style-name="P29"><text:span text:style-name="T41">Future Improvements</text:span></text:p>
      <text:p text:style-name="P29"><text:span text:style-name="T42">1. Smoothing: Add-k or Kneser-Ney smoothing for better unseen ngram handling</text:span></text:p>
      <text:p text:style-name="P29"><text:span text:style-name="T42">2. Backoff:Implement backoff to bigram/unigram for unknown contexts</text:span></text:p>
      <text:p text:style-name="P29"><text:span text:style-name="T42">3. Interpolation:Combine trigram, bigram, unigram probabilities</text:span></text:p>
      <text:p text:style-name="P29"><text:span text:style-name="T42">4. Caching:Cache frequently accessed probability distributions</text:span></text:p>
      <text:p text:style-name="P29"><text:span text:style-name="T42">5. Parallelization:Multi-threaded training for very large corpora</text:span></text:p>
      <text:p text:style-name="P29"><text:span text:style-name="T42"/></text:p>
      <text:p text:style-name="P29"><text:span text:style-name="T43">Conclusion</text:span><text:span text:style-name="T44"/></text:p>
      <text:p text:style-name="P29"><text:span text:style-name="T44">The implementation prioritizes:</text:span></text:p>
      <text:p text:style-name="P29"><text:span text:style-name="T44">1. Correctness: True probability distribution sampling</text:span></text:p>
      <text:p text:style-name="P29"><text:span text:style-name="T44">2. Efficiency: O(n) training, O(k log m) generation</text:span></text:p>
      <text:p text:style-name="P29"><text:span text:style-name="T44">3. Scalability: Linear memory growth with trigrams, not vocabulary</text:span></text:p>
      <text:p text:style-name="P29"><text:span text:style-name="T44">4. Maintainability:Clean, well-documented code structure</text:span></text:p>
      <text:p text:style-name="P29"><text:span text:style-name="T44"/></text:p>
      <text:p text:style-name="P29"><text:span text:style-name="T44">This design achieves production-ready performance while maintaining code clarity and extensibility.</text:span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